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1a93" officeooo:paragraph-rsid="00131a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00230560350,</text:p>
      <text:p text:style-name="P1">1000230970762</text:p>
      <text:p text:style-name="P1"/>
      <text:p text:style-name="P1">November 4, 2015; November 12, 2014</text:p>
      <text:p text:style-name="P1"/>
      <text:p text:style-name="P1">175, 95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tan Mishra</meta:initial-creator>
    <meta:creation-date>2015-08-25T18:06:02.307192453</meta:creation-date>
    <dc:date>2015-08-25T18:08:09.684558177</dc:date>
    <dc:creator>Chetan Mishra</dc:creator>
    <meta:editing-duration>PT2M13S</meta:editing-duration>
    <meta:editing-cycles>1</meta:editing-cycles>
    <meta:document-statistic meta:table-count="0" meta:image-count="0" meta:object-count="0" meta:page-count="1" meta:paragraph-count="4" meta:word-count="10" meta:character-count="70" meta:non-whitespace-character-count="63"/>
    <meta:generator>LibreOffice/4.4.2.2$Linux_X86_64 LibreOffice_project/40m0$Build-2</meta:generator>
  </office:meta>
</office:document-meta>
</file>